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ew Mexico (1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0-1)</text:p>
          </table:table-cell>
          <table:table-cell office:value-type="string">
            <text:p>21</text:p>
          </table:table-cell>
          <table:table-cell office:value-type="string">
            <text:p>17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ew Mexic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19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8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.024</text:p>
          </table:table-cell>
        </table:table-row>
      </table:table>
      <table:table table:name="Sheet 2">
        <table:table-row>
          <table:table-cell office:value-type="string">
            <text:p>New Mexic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LARK,Nicolett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PACHECO, Mercede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EILBORN,Car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PRAGG,Victori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ELSEY,Ashl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BEDDINGFIELD,Carly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TWITTY,Laure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RUBINO, Hailey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WILLISON, Abbe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CARRASCO,Mariessa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5</text:p>
          </table:table-cell>
          <table:table-cell office:value-type="string">
            <text:p>9</text:p>
          </table:table-cell>
          <table:table-cell office:value-type="string">
            <text:p>102</text:p>
          </table:table-cell>
          <table:table-cell office:value-type="string">
            <text:p>.255</text:p>
          </table:table-cell>
          <table:table-cell office:value-type="string">
            <text:p>3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8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42</text:p>
          </table:table-cell>
          <table:table-cell office:value-type="string">
            <text:p>.02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23</text:p>
          </table:table-cell>
          <table:table-cell office:value-type="string">
            <text:p>127</text:p>
          </table:table-cell>
          <table:table-cell office:value-type="string">
            <text:p>.134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